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100000094B5C5F6F3.png" manifest:media-type="image/png"/>
  <manifest:file-entry manifest:full-path="Pictures/100036B2000009FA00000F52E5AC1D57.svg" manifest:media-type="image/svg+xml"/>
  <manifest:file-entry manifest:full-path="Pictures/10000201000000890000005A08AF3597.png" manifest:media-type="image/png"/>
  <manifest:file-entry manifest:full-path="Pictures/1000177700000E32000009586B7C9C2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_32__20_Dots_20_1_20_Dash" draw:fill="solid" draw:fill-color="#ffff99" draw:textarea-horizontal-align="justify" draw:textarea-vertical-align="middle" draw:auto-grow-height="false" fo:min-height="6.237cm" fo:min-width="12.67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_32__20_Dots_20_1_20_Dash" draw:fill="none" draw:textarea-horizontal-align="justify" draw:textarea-vertical-align="middle" draw:auto-grow-height="false" fo:min-height="15.493cm" fo:min-width="19.185cm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 fo:min-height="1.568cm" fo:min-width="3.137cm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 fo:min-height="1.568cm" fo:min-width="3.138cm"/>
    </style:style>
    <style:style style:name="gr6" style:family="graphic" style:parent-style-name="objectwithoutfill">
      <style:graphic-properties svg:stroke-width="0.102cm" svg:stroke-color="#0000ff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9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03cm"/>
    </style:style>
    <style:style style:name="gr11" style:family="graphic" style:parent-style-name="objectwithoutfill">
      <style:graphic-properties svg:stroke-width="0.051cm" draw:marker-start="Arrowheads_20_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eb613d" draw:textarea-horizontal-align="justify" draw:textarea-vertical-align="middle" draw:auto-grow-height="false" fo:min-height="1.02cm" fo:min-width="2.043cm"/>
    </style:style>
    <style:style style:name="gr13" style:family="graphic" style:parent-style-name="standard">
      <style:graphic-properties draw:fill="solid" draw:fill-color="#0066cc" draw:textarea-horizontal-align="justify" draw:textarea-vertical-align="middle" draw:auto-grow-height="false" fo:min-height="1.02cm" fo:min-width="2.043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1.568cm" fo:min-width="3.1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139cm"/>
    </style:style>
    <style:style style:name="gr16" style:family="graphic" style:parent-style-name="objectwithoutfill">
      <style:graphic-properties svg:stroke-width="0.051cm" svg:stroke-color="#000000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855cm"/>
    </style:style>
    <style:style style:name="gr19" style:family="graphic" style:parent-style-name="objectwithoutfill">
      <style:graphic-properties svg:stroke-width="0.051cm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="solid" draw:fill-color="#999999" draw:textarea-horizontal-align="justify" draw:textarea-vertical-align="middle" draw:auto-grow-height="false" fo:min-height="1.02cm" fo:min-width="2.043cm"/>
    </style:style>
    <style:style style:name="gr22" style:family="graphic" style:parent-style-name="standard">
      <style:graphic-properties draw:fill="solid" draw:fill-color="#e6e6e6" draw:textarea-horizontal-align="justify" draw:textarea-vertical-align="middle" draw:auto-grow-height="false" fo:min-height="0.701cm" fo:min-width="1.405cm"/>
    </style:style>
    <style:style style:name="gr23" style:family="graphic" style:parent-style-name="standard">
      <style:graphic-properties draw:fill="solid" draw:fill-color="#ffcc99" draw:textarea-horizontal-align="justify" draw:textarea-vertical-align="middle" draw:auto-grow-height="false" fo:min-height="0.701cm" fo:min-width="1.405cm"/>
    </style:style>
    <style:style style:name="gr24" style:family="graphic" style:parent-style-name="standard">
      <style:graphic-properties draw:fill="solid" draw:fill-color="#ffcc99" draw:textarea-horizontal-align="justify" draw:textarea-vertical-align="middle" draw:auto-grow-height="false" fo:min-height="0.455cm" fo:min-width="0.824cm"/>
    </style:style>
    <style:style style:name="gr25" style:family="graphic" style:parent-style-name="standard">
      <style:graphic-properties draw:fill="solid" draw:fill-color="#ccffff" draw:textarea-horizontal-align="justify" draw:textarea-vertical-align="middle" draw:auto-grow-height="false" fo:min-height="0.455cm" fo:min-width="0.599cm"/>
    </style:style>
    <style:style style:name="gr26" style:family="graphic" style:parent-style-name="standard">
      <style:graphic-properties draw:marker-start="Arrow" draw:marker-start-width="0.3cm" draw:textarea-vertical-align="middle"/>
    </style:style>
    <style:style style:name="gr27" style:family="graphic" style:parent-style-name="standard">
      <style:graphic-properties draw:stroke="solid" svg:stroke-color="#0084d1" draw:fill="none" draw:fill-color="#ffffff" draw:textarea-horizontal-align="left" draw:auto-grow-height="true" draw:auto-grow-width="true" fo:min-height="1.423cm" fo:min-width="2.483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44cm"/>
    </style:style>
    <style:style style:name="gr31" style:family="graphic" style:parent-style-name="objectwithoutfill">
      <style:graphic-properties draw:stroke="dash" draw:stroke-dash="Ultrafine_20_Dashed" svg:stroke-width="0.051cm" svg:stroke-color="#808080" draw:marker-start="Arrowheads_20_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33" style:family="graphic" style:parent-style-name="standard">
      <style:graphic-properties draw:fill="solid" draw:fill-color="#c5000b" draw:textarea-horizontal-align="justify" draw:textarea-vertical-align="middle" draw:auto-grow-height="false" fo:min-height="1.02cm" fo:min-width="2.04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35" style:family="graphic" style:parent-style-name="standard">
      <style:graphic-properties draw:fill="solid" draw:fill-color="#aecf00" draw:textarea-horizontal-align="justify" draw:textarea-vertical-align="middle" draw:auto-grow-height="false" fo:min-height="1.02cm" fo:min-width="2.04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36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center"/>
      <style:text-properties style:text-underline-style="solid" style:text-underline-width="auto" style:text-underline-color="font-color" fo:font-weight="bold"/>
    </style:style>
    <style:style style:name="P6" style:family="paragraph">
      <style:paragraph-properties fo:text-align="start"/>
      <style:text-properties style:text-underline-style="solid" style:text-underline-width="auto" style:text-underline-color="font-color" fo:font-weight="bold"/>
    </style:style>
    <style:style style:name="P7" style:family="paragraph">
      <style:text-properties fo:color="#0000ff" style:text-underline-style="none"/>
    </style:style>
    <style:style style:name="P8" style:family="paragraph">
      <style:paragraph-properties fo:text-align="center"/>
      <style:text-properties style:text-underline-style="none"/>
    </style:style>
    <style:style style:name="P9" style:family="paragraph"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fo:color="#ffff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start"/>
      <style:text-properties style:text-underline-style="solid" style:text-underline-width="auto" style:text-underline-color="font-color"/>
    </style:style>
    <style:style style:name="P13" style:family="paragraph">
      <style:paragraph-properties fo:text-align="center"/>
      <style:text-properties fo:color="#000000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4" style:family="paragraph">
      <style:paragraph-properties fo:text-align="center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5" style:family="paragraph"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6" style:family="paragraph">
      <style:text-properties fo:color="#0084d1" fo:font-size="12pt" style:text-underline-style="none" style:font-size-asian="12pt" style:font-size-complex="12pt"/>
    </style:style>
    <style:style style:name="P17" style:family="paragraph">
      <style:text-properties fo:font-style="italic" style:text-underline-style="none" style:font-style-asian="italic" style:font-style-complex="italic"/>
    </style:style>
    <style:style style:name="P18" style:family="paragraph">
      <style:text-properties style:text-underline-style="solid" style:text-underline-width="auto" style:text-underline-color="font-color"/>
    </style:style>
    <style:style style:name="P19" style:family="paragraph">
      <style:text-properties fo:color="#808080" fo:font-style="italic" style:text-underline-style="none" style:font-style-asian="italic" style:font-style-complex="italic"/>
    </style:style>
    <style:style style:name="P20" style:family="paragraph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color="#0000ff" style:text-underline-style="none"/>
    </style:style>
    <style:style style:name="T4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fo:color="#ffffff"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size="15pt" style:text-underline-style="none" fo:font-weight="bold" style:font-size-asian="15pt" style:font-weight-asian="bold" style:font-size-complex="15pt" style:font-weight-complex="bold"/>
    </style:style>
    <style:style style:name="T8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9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fo:color="#0084d1" fo:font-size="12pt" style:text-underline-style="none" style:font-size-asian="12pt" style:font-size-complex="12pt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808080" fo:font-style="italic" style:text-underline-style="none" style:font-style-asian="italic" style:font-style-complex="italic"/>
    </style:style>
    <style:style style:name="T14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175cm" svg:height="6.487cm" svg:x="8.962cm" svg:y="11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59cm" svg:height="1.27cm" svg:x="9.205cm" svg:y="12.03cm">
          <draw:image xlink:href="Pictures/1000177700000E32000009586B7C9C24.svg" xlink:type="simple" xlink:show="embed" xlink:actuate="onLoad">
            <text:p text:style-name="P2"><text:span text:style-name="T1"/></text:p>
            <text:p text:style-name="P2"><text:span text:style-name="T1">vrouter</text:span></text:p>
          </draw:image>
          <draw:image xlink:href="Pictures/10000201000000890000005A08AF3597.png" xlink:type="simple" xlink:show="embed" xlink:actuate="onLoad"/>
        </draw:frame>
        <draw:custom-shape draw:style-name="gr3" draw:text-style-name="P1" draw:layer="layout" svg:width="19.685cm" svg:height="15.743cm" svg:x="6.715cm" svg:y="3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637cm" svg:height="1.818cm" svg:x="8.617cm" svg:y="5.68cm">
          <text:p text:style-name="P2"><text:span text:style-name="T2">trax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638cm" svg:height="1.818cm" svg:x="13.065cm" svg:y="5.68cm">
          <text:p text:style-name="P2"><text:span text:style-name="T2">trax2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62cm" svg:y1="10.125cm" svg:x2="22.167cm" svg:y2="10.125cm">
          <text:p/>
        </draw:line>
        <draw:line draw:style-name="gr6" draw:text-style-name="P1" draw:layer="layout" svg:x1="8.62cm" svg:y1="9.067cm" svg:x2="22.167cm" svg:y2="9.067cm">
          <text:p/>
        </draw:line>
        <draw:line draw:style-name="gr6" draw:text-style-name="P1" draw:layer="layout" svg:x1="2.27cm" svg:y1="5.055cm" svg:x2="22.167cm" svg:y2="5.055cm">
          <text:p/>
        </draw:line>
        <draw:line draw:style-name="gr6" draw:text-style-name="P6" draw:layer="layout" svg:x1="2.905cm" svg:y1="11.183cm" svg:x2="22.167cm" svg:y2="11.183cm">
          <text:p/>
        </draw:line>
        <draw:frame draw:style-name="gr7" draw:text-style-name="P7" draw:layer="layout" svg:width="2.369cm" svg:height="0.962cm" svg:x="22.12cm" svg:y="10.752cm">
          <draw:text-box>
            <text:p><text:span text:style-name="T3">98 ctrl</text:span></text:p>
          </draw:text-box>
        </draw:frame>
        <draw:frame draw:style-name="gr8" draw:text-style-name="P7" draw:layer="layout" svg:width="2.335cm" svg:height="0.962cm" svg:x="22.12cm" svg:y="9.602cm">
          <draw:text-box>
            <text:p><text:span text:style-name="T3">97 gfs</text:span></text:p>
          </draw:text-box>
        </draw:frame>
        <draw:frame draw:style-name="gr9" draw:text-style-name="P7" draw:layer="layout" svg:width="2.403cm" svg:height="1.673cm" svg:x="22.121cm" svg:y="8.52cm">
          <draw:text-box>
            <text:p><text:span text:style-name="T3">96 pve</text:span></text:p>
          </draw:text-box>
        </draw:frame>
        <draw:frame draw:style-name="gr10" draw:text-style-name="P7" draw:layer="layout" svg:width="2.403cm" svg:height="0.962cm" svg:x="22.092cm" svg:y="4.51cm">
          <draw:text-box>
            <text:p><text:span text:style-name="T3">102 ix</text:span></text:p>
          </draw:text-box>
        </draw:frame>
        <draw:line draw:style-name="gr11" draw:text-style-name="P8" draw:layer="layout" svg:x1="10.525cm" svg:y1="10.125cm" svg:x2="10.525cm" svg:y2="7.498cm">
          <text:p/>
        </draw:line>
        <draw:line draw:style-name="gr11" draw:text-style-name="P8" draw:layer="layout" svg:x1="9.255cm" svg:y1="9.067cm" svg:x2="9.255cm" svg:y2="7.498cm">
          <text:p/>
        </draw:line>
        <draw:line draw:style-name="gr11" draw:text-style-name="P8" draw:layer="layout" svg:x1="11.795cm" svg:y1="11.183cm" svg:x2="11.795cm" svg:y2="7.498cm">
          <text:p/>
        </draw:line>
        <draw:line draw:style-name="gr11" draw:text-style-name="P8" draw:layer="layout" svg:x1="14.97cm" svg:y1="10.125cm" svg:x2="14.97cm" svg:y2="7.498cm">
          <text:p/>
        </draw:line>
        <draw:line draw:style-name="gr11" draw:text-style-name="P8" draw:layer="layout" svg:x1="13.7cm" svg:y1="9.067cm" svg:x2="13.7cm" svg:y2="7.498cm">
          <text:p/>
        </draw:line>
        <draw:line draw:style-name="gr11" draw:text-style-name="P8" draw:layer="layout" svg:x1="16.24cm" svg:y1="11.183cm" svg:x2="16.24cm" svg:y2="7.498cm">
          <text:p/>
        </draw:line>
        <draw:line draw:style-name="gr11" draw:text-style-name="P8" draw:layer="layout" svg:x1="18.145cm" svg:y1="9.067cm" svg:x2="18.145cm" svg:y2="7.498cm">
          <text:p/>
        </draw:line>
        <draw:line draw:style-name="gr11" draw:text-style-name="P8" draw:layer="layout" svg:x1="20.597cm" svg:y1="11.183cm" svg:x2="20.597cm" svg:y2="7.498cm">
          <text:p/>
        </draw:line>
        <draw:custom-shape draw:style-name="gr12" draw:text-style-name="P9" draw:layer="layout" svg:width="2.543cm" svg:height="1.27cm" svg:x="13.697cm" svg:y="12.03cm">
          <text:p text:style-name="P2"><text:span text:style-name="T4">r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543cm" svg:height="1.27cm" svg:x="15.605cm" svg:y="16.54cm">
          <text:p text:style-name="P2"><text:span text:style-name="T5">VM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638cm" svg:height="1.818cm" svg:x="17.51cm" svg:y="5.68cm">
          <text:p text:style-name="P2"><text:span text:style-name="T2">trax3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3.639cm" svg:height="0.962cm" svg:x="21.999cm" svg:y="13.3cm">
          <draw:text-box>
            <text:p><text:span text:style-name="T3">94 dmz</text:span></text:p>
          </draw:text-box>
        </draw:frame>
        <draw:line draw:style-name="gr16" draw:text-style-name="P8" draw:layer="layout" svg:x1="10.525cm" svg:y1="12.03cm" svg:x2="10.525cm" svg:y2="11.183cm">
          <text:p/>
        </draw:line>
        <draw:line draw:style-name="gr17" draw:text-style-name="P8" draw:layer="layout" svg:x1="17.51cm" svg:y1="16.54cm" svg:x2="17.513cm" svg:y2="11.183cm">
          <text:p/>
        </draw:line>
        <draw:frame draw:style-name="gr2" draw:text-style-name="P11" draw:layer="layout" svg:width="3.86cm" svg:height="2.54cm" svg:x="2.27cm" svg:y="1.635cm">
          <draw:image xlink:href="Pictures/1000177700000E32000009586B7C9C24.svg" xlink:type="simple" xlink:show="embed" xlink:actuate="onLoad">
            <text:p text:style-name="P2"><text:span text:style-name="T6"/></text:p>
            <text:p text:style-name="P2"><text:span text:style-name="T6"/></text:p>
            <text:p text:style-name="P2"><text:span text:style-name="T6">fxoln</text:span></text:p>
          </draw:image>
          <draw:image xlink:href="Pictures/10000201000000890000005A08AF3597.png" xlink:type="simple" xlink:show="embed" xlink:actuate="onLoad"/>
        </draw:frame>
        <draw:line draw:style-name="gr6" draw:text-style-name="P12" draw:layer="layout" svg:x1="2.27cm" svg:y1="13.935cm" svg:x2="21.999cm" svg:y2="13.827cm">
          <text:p/>
        </draw:line>
        <draw:line draw:style-name="gr11" draw:text-style-name="P8" draw:layer="layout" svg:x1="14.97cm" svg:y1="14.57cm" svg:x2="14.97cm" svg:y2="13.3cm">
          <text:p/>
        </draw:line>
        <draw:line draw:style-name="gr17" draw:text-style-name="P8" draw:layer="layout" svg:x1="16.875cm" svg:y1="16.54cm" svg:x2="16.878cm" svg:y2="14.57cm">
          <text:p/>
        </draw:line>
        <draw:frame draw:style-name="gr18" draw:text-style-name="P7" draw:layer="layout" svg:width="3.355cm" svg:height="0.962cm" svg:x="21.974cm" svg:y="14.043cm">
          <draw:text-box>
            <text:p><text:span text:style-name="T3">95 rproxy</text:span></text:p>
          </draw:text-box>
        </draw:frame>
        <draw:line draw:style-name="gr6" draw:text-style-name="P12" draw:layer="layout" svg:x1="9.255cm" svg:y1="14.57cm" svg:x2="21.974cm" svg:y2="14.57cm">
          <text:p/>
        </draw:line>
        <draw:line draw:style-name="gr19" draw:text-style-name="P8" draw:layer="layout" svg:x1="10.525cm" svg:y1="13.3cm" svg:x2="10.525cm" svg:y2="13.935cm">
          <text:p/>
        </draw:line>
        <draw:line draw:style-name="gr19" draw:text-style-name="P8" draw:layer="layout" svg:x1="14.335cm" svg:y1="13.3cm" svg:x2="14.335cm" svg:y2="13.935cm">
          <text:p/>
        </draw:line>
        <draw:polyline draw:style-name="gr19" draw:text-style-name="P8" draw:layer="layout" svg:width="1.269cm" svg:height="7.619cm" draw:transform="rotate (-3.14159265358979) translate (9.255cm 12.665cm)" svg:viewBox="0 0 1270 7620" draw:points="0,0 1270,0 1270,7620">
          <text:p/>
        </draw:polyline>
        <draw:frame draw:style-name="gr20" draw:text-style-name="P3" draw:layer="layout" svg:width="2.59cm" svg:height="1.27cm" svg:x="2.955cm" svg:y="8.22cm">
          <draw:image xlink:href="Pictures/1000177700000E32000009586B7C9C24.svg" xlink:type="simple" xlink:show="embed" xlink:actuate="onLoad">
            <text:p text:style-name="P2"><text:span text:style-name="T1"/></text:p>
            <text:p text:style-name="P2"><text:span text:style-name="T1">mikrotik</text:span></text:p>
          </draw:image>
          <draw:image xlink:href="Pictures/10000201000000890000005A08AF3597.png" xlink:type="simple" xlink:show="embed" xlink:actuate="onLoad"/>
        </draw:frame>
        <draw:line draw:style-name="gr17" draw:text-style-name="P8" draw:layer="layout" svg:x1="4.175cm" svg:y1="8.22cm" svg:x2="4.175cm" svg:y2="5.045cm">
          <text:p/>
        </draw:line>
        <draw:line draw:style-name="gr19" draw:text-style-name="P8" draw:layer="layout" svg:x1="4.175cm" svg:y1="4.175cm" svg:x2="4.175cm" svg:y2="5.045cm">
          <text:p/>
        </draw:line>
        <draw:line draw:style-name="gr17" draw:text-style-name="P8" draw:layer="layout" svg:x1="19.415cm" svg:y1="5.68cm" svg:x2="19.415cm" svg:y2="5.055cm">
          <text:p/>
        </draw:line>
        <draw:custom-shape draw:style-name="gr21" draw:text-style-name="P13" draw:layer="layout" svg:width="2.543cm" svg:height="1.27cm" svg:x="19.412cm" svg:y="16.54cm">
          <text:p text:style-name="P2"><text:span text:style-name="T7">v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8" draw:layer="layout" svg:x1="20.05cm" svg:y1="16.54cm" svg:x2="20.05cm" svg:y2="14.57cm">
          <text:p/>
        </draw:line>
        <draw:line draw:style-name="gr17" draw:text-style-name="P8" draw:layer="layout" svg:x1="21.203cm" svg:y1="15.84cm" svg:x2="21.203cm" svg:y2="11.183cm">
          <text:p/>
        </draw:line>
        <draw:line draw:style-name="gr11" draw:text-style-name="P8" draw:layer="layout" svg:x1="4.175cm" svg:y1="13.935cm" svg:x2="4.175cm" svg:y2="9.49cm">
          <text:p/>
        </draw:line>
        <draw:custom-shape draw:style-name="gr22" draw:text-style-name="P14" draw:layer="layout" svg:width="1.905cm" svg:height="0.951cm" svg:x="20.288cm" svg:y="6.341cm">
          <text:p text:style-name="P2"><text:span text:style-name="T8">v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4" draw:layer="layout" svg:width="1.905cm" svg:height="0.951cm" svg:x="16.875cm" svg:y="5.364cm">
          <text:p text:style-name="P2"><text:span text:style-name="T8">ipm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905cm" svg:height="0.951cm" svg:x="20.262cm" svg:y="5.258cm">
          <text:p text:style-name="P2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layout" svg:width="1.324cm" svg:height="0.705cm" svg:x="15.771cm" svg:y="11.64cm">
          <text:p text:style-name="P2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layout" svg:width="1.324cm" svg:height="0.705cm" svg:x="11.425cm" svg:y="11.697cm">
          <text:p text:style-name="P2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layout" svg:width="1.324cm" svg:height="0.705cm" svg:x="5.075cm" svg:y="7.913cm">
          <text:p text:style-name="P2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1.099cm" svg:height="0.705cm" svg:x="20.685cm" svg:y="15.835cm">
          <text:p text:style-name="P2"><text:span text:style-name="T9">N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1.099cm" svg:height="0.705cm" svg:x="20.05cm" svg:y="7.498cm">
          <text:p text:style-name="P2"><text:span text:style-name="T9">N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8" draw:layer="layout" svg:x1="22.655cm" svg:y1="17.175cm" svg:x2="25.495cm" svg:y2="17.175cm">
          <text:p/>
        </draw:line>
        <draw:frame draw:style-name="gr27" draw:text-style-name="P16" draw:layer="layout" svg:width="2.983cm" svg:height="1.673cm" svg:x="22.955cm" svg:y="17.407cm">
          <draw:text-box>
            <text:p><text:span text:style-name="T10">Regular</text:span></text:p>
            <text:p><text:span text:style-name="T10">Management</text:span></text:p>
            <text:p><text:span text:style-name="T10">Access</text:span></text:p>
          </draw:text-box>
        </draw:frame>
        <draw:line draw:style-name="gr26" draw:text-style-name="P8" draw:layer="layout" svg:x1="22.613cm" svg:y1="6.315cm" svg:x2="25.53cm" svg:y2="6.315cm">
          <text:p/>
        </draw:line>
        <draw:frame draw:style-name="gr27" draw:text-style-name="P16" draw:layer="layout" svg:width="2.983cm" svg:height="1.673cm" svg:x="22.99cm" svg:y="6.547cm">
          <draw:text-box>
            <text:p><text:span text:style-name="T10">Emergency</text:span></text:p>
            <text:p><text:span text:style-name="T10">Management</text:span></text:p>
            <text:p><text:span text:style-name="T10">Access</text:span></text:p>
          </draw:text-box>
        </draw:frame>
        <draw:frame draw:style-name="gr28" draw:text-style-name="P2" draw:layer="layout" svg:width="0.635cm" svg:height="0.995cm" svg:x="25.53cm" svg:y="5.955cm">
          <draw:image xlink:href="Pictures/100036B2000009FA00000F52E5AC1D57.svg" xlink:type="simple" xlink:show="embed" xlink:actuate="onLoad">
            <text:p/>
          </draw:image>
          <draw:image xlink:href="Pictures/100002010000006100000094B5C5F6F3.png" xlink:type="simple" xlink:show="embed" xlink:actuate="onLoad"/>
        </draw:frame>
        <draw:frame draw:style-name="gr28" draw:text-style-name="P2" draw:layer="layout" svg:width="0.635cm" svg:height="0.995cm" svg:x="25.495cm" svg:y="16.815cm">
          <draw:image xlink:href="Pictures/100036B2000009FA00000F52E5AC1D57.svg" xlink:type="simple" xlink:show="embed" xlink:actuate="onLoad">
            <text:p/>
          </draw:image>
          <draw:image xlink:href="Pictures/100002010000006100000094B5C5F6F3.png" xlink:type="simple" xlink:show="embed" xlink:actuate="onLoad"/>
        </draw:frame>
        <draw:frame draw:style-name="gr29" draw:text-style-name="P17" draw:layer="layout" svg:width="3.605cm" svg:height="0.962cm" svg:x="22.799cm" svg:y="2.905cm">
          <draw:text-box>
            <text:p><text:span text:style-name="T11">trax cluster</text:span></text:p>
          </draw:text-box>
        </draw:frame>
        <draw:frame draw:style-name="gr30" draw:text-style-name="P18" draw:layer="layout" svg:width="11.344cm" svg:height="0.962cm" svg:x="9.138cm" svg:y="1.308cm">
          <draw:text-box>
            <text:p><text:span text:style-name="T12">Esquema de xarxa del cluster (capa 3)</text:span></text:p>
          </draw:text-box>
        </draw:frame>
        <draw:line draw:style-name="gr31" draw:text-style-name="P8" draw:layer="layout" svg:x1="4.81cm" svg:y1="11.183cm" svg:x2="4.81cm" svg:y2="9.49cm">
          <text:p/>
        </draw:line>
        <draw:frame draw:style-name="gr32" draw:text-style-name="P19" draw:layer="layout" svg:width="1.907cm" svg:height="0.962cm" svg:x="4.81cm" svg:y="9.798cm">
          <draw:text-box>
            <text:p><text:span text:style-name="T13">temp</text:span></text:p>
          </draw:text-box>
        </draw:frame>
        <draw:custom-shape draw:style-name="gr33" draw:text-style-name="P15" draw:layer="layout" svg:width="2.543cm" svg:height="1.27cm" svg:x="9.255cm" svg:y="16.54cm">
          <text:p text:style-name="P2"><text:span text:style-name="T9">VM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8" draw:layer="layout" svg:x1="10.525cm" svg:y1="16.54cm" svg:x2="10.528cm" svg:y2="14.57cm">
          <text:p/>
        </draw:line>
        <draw:frame draw:style-name="gr34" draw:layer="layout" svg:width="1.035cm" svg:height="0.962cm" svg:x="18.285cm" svg:y="16.763cm">
          <draw:text-box>
            <text:p>...</text:p>
          </draw:text-box>
        </draw:frame>
        <draw:custom-shape draw:style-name="gr35" draw:text-style-name="P15" draw:layer="layout" svg:width="2.543cm" svg:height="1.27cm" svg:x="12.427cm" svg:y="16.54cm">
          <text:p text:style-name="P2"><text:span text:style-name="T9">VM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8" draw:layer="layout" svg:x1="13.7cm" svg:y1="16.54cm" svg:x2="13.7cm" svg:y2="14.57cm">
          <text:p/>
        </draw:line>
        <draw:frame draw:style-name="gr36" draw:text-style-name="P20" draw:layer="layout" svg:width="10.336cm" svg:height="0.962cm" svg:x="8.825cm" svg:y="18.053cm">
          <draw:text-box>
            <text:p><text:span text:style-name="T14">Virtual Machines running through trax cluster</text:span></text:p>
          </draw:text-box>
        </draw:frame>
        <draw:frame draw:style-name="gr18" draw:text-style-name="P7" draw:layer="layout" svg:width="3.355cm" svg:height="0.962cm" svg:x="21.949cm" svg:y="14.878cm">
          <draw:text-box>
            <text:p><text:span text:style-name="T3">90 guifi</text:span></text:p>
          </draw:text-box>
        </draw:frame>
        <draw:line draw:style-name="gr6" draw:text-style-name="P12" draw:layer="layout" svg:x1="2.27cm" svg:y1="15.405cm" svg:x2="21.949cm" svg:y2="15.405cm">
          <text:p/>
        </draw:line>
        <draw:line draw:style-name="gr11" draw:text-style-name="P8" draw:layer="layout" svg:x1="15.605cm" svg:y1="15.405cm" svg:x2="15.605cm" svg:y2="13.3cm">
          <text:p/>
        </draw:line>
        <draw:line draw:style-name="gr11" draw:text-style-name="P8" draw:layer="layout" svg:x1="3.54cm" svg:y1="15.405cm" svg:x2="3.54cm" svg:y2="9.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0:48:55.267104062</meta:creation-date>
    <dc:date>2017-03-20T13:30:25.303557662</dc:date>
    <meta:editing-duration>PT1H42M32S</meta:editing-duration>
    <meta:editing-cycles>65</meta:editing-cycles>
    <meta:generator>LibreOffice/4.3.3.2$Linux_X86_64 LibreOffice_project/430m0$Build-2</meta:generator>
    <meta:document-statistic meta:object-count="72"/>
  </office:meta>
</office:document-meta>
</file>